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9b22" officeooo:paragraph-rsid="001e9b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ance 11</text:p>
      <text:p text:style-name="P1"/>
      <text:p text:style-name="P1">Une face latérale de mon robot s’est un peu cassée, il y a une fissure visible et j’ai essayé de la recoller avec de la colle à bois en espérant que tout ne va pas casser.</text:p>
      <text:p text:style-name="P1"/>
      <text:p text:style-name="P1">Avec 2 modules HC-12 (un pour chaque robot), j’ai réussi à envoyer une information d’un robot à un autre. Le robot émetteur émet bien le message que je veux et le robot récepteur reçoit bien le même message.</text:p>
      <text:p text:style-name="P1"/>
      <text:p text:style-name="P1">J’ai réfléchi à comment localiser mes robots. La première approche était la localisation GPS. Celle-ci ne peut pas marcher parce que le GPS a une erreur de l’ordre de plusieurs mètres, ce qui n’est pas pratique pour mes robots qui seront souvent espacés de moins d’un mètre.</text:p>
      <text:p text:style-name="P1">La deuxième potentielle solution est de placer mes robots dans une formation bien précise au début. Chaque robot serait tourné d’un certain angle de départ. Lorsque chaque robot se déplace, il enregistre les déplacements et le temps qu’il faut pour les faire, puis il les communique à l’autre robot. Avec des maths, je pourrais peut-être calculer la position de chaque robot et ainsi localiser mes robots par le calcul. Sauf que la méthode est très compliquée : je dois stocker tous les déplacements de tous les robots alors que la mémoire de l’Arduino est très limitée, les calculs sont fastidieux et je pense que je prendrais trop de temps pour obtenir des résultats convenables.</text:p>
      <text:p text:style-name="P1">J’ai finalement opté pour une autre méthode inspirée du projet FollowMe. Je vais utiliser des ultrasons : un émetteur et un récepte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22:16:03.695000000</meta:creation-date>
    <dc:date>2023-02-03T22:29:18.127000000</dc:date>
    <meta:editing-duration>PT13M14S</meta:editing-duration>
    <meta:editing-cycles>1</meta:editing-cycles>
    <meta:document-statistic meta:table-count="0" meta:image-count="0" meta:object-count="0" meta:page-count="1" meta:paragraph-count="6" meta:word-count="259" meta:character-count="1476" meta:non-whitespace-character-count="1223"/>
    <meta:generator>LibreOffice/7.5.0.3$Windows_X86_64 LibreOffice_project/c21113d003cd3efa8c53188764377a8272d9d6de</meta:generator>
  </office:meta>
</office:document-meta>
</file>